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2cm" fo:min-width="3.814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4cm"/>
    </style:style>
    <style:style style:name="gr3" style:family="graphic" style:parent-style-name="standard">
      <style:graphic-properties draw:textarea-horizontal-align="justify" draw:textarea-vertical-align="middle" draw:auto-grow-height="false" fo:min-height="1.262cm" fo:min-width="4.5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1cm"/>
    </style:style>
    <style:style style:name="gr5" style:family="graphic" style:parent-style-name="standard">
      <style:graphic-properties draw:textarea-horizontal-align="justify" draw:textarea-vertical-align="middle" draw:auto-grow-height="false" fo:min-height="3.45cm" fo:min-width="7.7cm"/>
    </style:style>
    <style:style style:name="gr6" style:family="graphic" style:parent-style-name="standard">
      <style:graphic-properties draw:textarea-horizontal-align="justify" draw:textarea-vertical-align="middle" draw:auto-grow-height="false" fo:min-height="1.702cm" fo:min-width="5.482cm"/>
    </style:style>
    <style:style style:name="gr7" style:family="graphic" style:parent-style-name="standard">
      <style:graphic-properties draw:textarea-horizontal-align="justify" draw:textarea-vertical-align="middle" draw:auto-grow-height="false" fo:min-height="2.438cm" fo:min-width="5.3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1cm" svg:height="4.3cm" svg:x="7cm" svg:y="3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cm" svg:height="2.4cm" svg:x="7.1cm" svg:y="8.1cm">
          <text:p text:style-name="P1">Podaj 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2.4cm" svg:x="6cm" svg:y="11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3.681cm" svg:height="0.962cm" svg:x="8.1cm" svg:y="12.9cm">
          <draw:text-box>
            <text:p text:style-name="P1"><text:s text:c="6"/>Podaj y</text:p>
          </draw:text-box>
        </draw:frame>
        <draw:custom-shape draw:style-name="gr5" draw:text-style-name="P1" draw:layer="layout" svg:width="8.2cm" svg:height="3.7cm" svg:x="5.6cm" svg:y="15.2cm">
          <text:p text:style-name="P1">X + y = X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5cm" svg:height="3.1cm" svg:x="5.3cm" svg:y="19.4cm">
          <text:p text:style-name="P1">Drukuj X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8.3cm" svg:height="3.8cm" svg:x="5.4cm" svg:y="23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1cm" svg:y1="7.5cm" svg:x2="10.1cm" svg:y2="8.3cm">
          <text:p/>
        </draw:line>
        <draw:line draw:style-name="gr8" draw:text-style-name="P3" draw:layer="layout" svg:x1="10cm" svg:y1="10.4cm" svg:x2="10cm" svg:y2="11.8cm">
          <text:p/>
        </draw:line>
        <draw:line draw:style-name="gr8" draw:text-style-name="P3" draw:layer="layout" svg:x1="10cm" svg:y1="14.2cm" svg:x2="10cm" svg:y2="15.2cm">
          <text:p/>
        </draw:line>
        <draw:line draw:style-name="gr8" draw:text-style-name="P3" draw:layer="layout" svg:x1="10.1cm" svg:y1="18.8cm" svg:x2="10.1cm" svg:y2="19.5cm">
          <text:p/>
        </draw:line>
        <draw:line draw:style-name="gr8" draw:text-style-name="P3" draw:layer="layout" svg:x1="10.1cm" svg:y1="22.5cm" svg:x2="9.6cm" svg:y2="2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1:58.613528605</meta:creation-date>
    <dc:date>2019-09-16T09:02:44.373184173</dc:date>
    <meta:editing-duration>PT2M3S</meta:editing-duration>
    <meta:editing-cycles>2</meta:editing-cycles>
    <meta:generator>LibreOffice/6.0.7.3$Linux_X86_64 LibreOffice_project/00m0$Build-3</meta:generator>
    <meta:document-statistic meta:object-count="12"/>
  </office:meta>
</office:document-meta>
</file>